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2.3071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9055in"/>
    </style:style>
    <style:style style:name="co8" style:family="table-column">
      <style:table-column-properties fo:break-before="auto" style:column-width="1.1228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2.0346in"/>
    </style:style>
    <style:style style:name="co13" style:family="table-column">
      <style:table-column-properties fo:break-before="auto" style:column-width="2.3098in"/>
    </style:style>
    <style:style style:name="co14" style:family="table-column">
      <style:table-column-properties fo:break-before="auto" style:column-width="1.8193in"/>
    </style:style>
    <style:style style:name="co15" style:family="table-column">
      <style:table-column-properties fo:break-before="auto" style:column-width="2.2008in"/>
    </style:style>
    <style:style style:name="co16" style:family="table-column">
      <style:table-column-properties fo:break-before="auto" style:column-width="1.46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21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transparent"/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66"/>
      <style:text-properties fo:color="#000000"/>
    </style:style>
    <style:style style:name="ce29" style:family="table-cell" style:parent-style-name="Default">
      <style:table-cell-properties fo:background-color="#00ff66"/>
    </style:style>
    <style:style style:name="ce30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6" table:default-cell-style-name="ce25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2" table:visibility="collapse" table:default-cell-style-name="Default"/>
        <table:table-column table:style-name="co14" table:visibility="collapse" table:default-cell-style-name="Default"/>
        <table:table-column table:style-name="co2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s remplissage</text:p>
          </table:table-cell>
          <table:table-cell office:value-type="string" calcext:value-type="string">
            <text:p>nb blocks qu'il reste au final</text:p>
          </table:table-cell>
          <table:table-cell office:value-type="string" calcext:value-type="string">
            <text:p>rapport</text:p>
          </table:table-cell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6" calcext:value-type="float">
            <text:p>3816</text:p>
          </table:table-cell>
          <table:table-cell table:style-name="ce30" table:formula="of:=[.F2]^2/[.K2]" office:value-type="float" office:value="364.266509433962" calcext:value-type="float">
            <text:p>364.27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30" table:formula="of:=[.Q2]/[.K2]" office:value-type="float" office:value="13.0659206996587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389830508475" calcext:value-type="float">
            <text:p>3.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.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table:formula="of:=3169+1179" office:value-type="float" office:value="4348" calcext:value-type="float">
            <text:p>4348</text:p>
          </table:table-cell>
          <table:table-cell table:formula="of:=[.Z2]/[.X2]" office:value-type="float" office:value="1.58628237869391" calcext:value-type="float">
            <text:p>1.5862823787</text:p>
          </table:table-cell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9" calcext:value-type="float">
            <text:p>4999</text:p>
          </table:table-cell>
          <table:table-cell table:style-name="ce30" table:formula="of:=[.F3]^2/[.K3]" office:value-type="float" office:value="369.99399879976" calcext:value-type="float">
            <text:p>369.99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30" table:formula="of:=[.Q3]/[.K3]" office:value-type="float" office:value="10.0190272346707" calcext:value-type="float">
            <text:p>10.02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568464730291" calcext:value-type="float">
            <text:p>5.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.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table:formula="of:=13831+1360" office:value-type="float" office:value="15191" calcext:value-type="float">
            <text:p>15191</text:p>
          </table:table-cell>
          <table:table-cell table:formula="of:=[.Z3]/[.X3]" office:value-type="float" office:value="4.64130766880538" calcext:value-type="float">
            <text:p>4.6413076688</text:p>
          </table:table-cell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3" table:formula="of:=[.B4]*[.C4]/[.D4]" office:value-type="float" office:value="6361.75546324725" calcext:value-type="float">
            <text:p>6,361.76</text:p>
          </table:table-cell>
          <table:table-cell office:value-type="float" office:value="11408" calcext:value-type="float">
            <text:p>11408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6" calcext:value-type="float">
            <text:p>10546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3" calcext:value-type="float">
            <text:p>45093</text:p>
          </table:table-cell>
          <table:table-cell table:style-name="ce30" table:formula="of:=[.F4]^2/[.K4]" office:value-type="float" office:value="2886.09016920586" calcext:value-type="float">
            <text:p>2,886.09</text:p>
          </table:table-cell>
          <table:table-cell table:style-name="ce10" table:formula="of:=[.B4]/[.F4]" office:value-type="float" office:value="1.66725105189341" calcext:value-type="float">
            <text:p>1.7</text:p>
          </table:table-cell>
          <table:table-cell table:style-name="ce10" table:formula="of:=[.C4]/[.F4]" office:value-type="float" office:value="3.89621318373072" calcext:value-type="float">
            <text:p>3.9</text:p>
          </table:table-cell>
          <table:table-cell table:style-name="ce10" table:formula="of:=[.M4]*[.N4]" office:value-type="float" office:value="6.495965528976" calcext:value-type="float">
            <text:p>6.5</text:p>
          </table:table-cell>
          <table:table-cell table:formula="of:=1 - (1-1/[.E4])^[.O4]" office:value-type="float" office:value="0.00102065542634078" calcext:value-type="float">
            <text:p>0.0010206554</text:p>
          </table:table-cell>
          <table:table-cell table:style-name="ce9" table:formula="of:=[.F4]^2*[.P4]" office:value-type="float" office:value="132830.612078959" calcext:value-type="float">
            <text:p>132831</text:p>
          </table:table-cell>
          <table:table-cell table:style-name="ce30" table:formula="of:=[.Q4]/[.K4]" office:value-type="float" office:value="2.94570359210874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08604379889" calcext:value-type="float">
            <text:p>1.95708604379889E-005</text:p>
          </table:table-cell>
          <table:table-cell table:style-name="ce10" table:formula="of:=[.K4]/[.S4]" office:value-type="float" office:value="17.7043580683157" calcext:value-type="float">
            <text:p>17.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737026647966" calcext:value-type="float">
            <text:p>0.9997370266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table:formula="of:=3206+11408" office:value-type="float" office:value="14614" calcext:value-type="float">
            <text:p>14614</text:p>
          </table:table-cell>
          <table:table-cell table:formula="of:=[.Z4]/[.X4]" office:value-type="float" office:value="0.604183892839425" calcext:value-type="float">
            <text:p>0.6041838928</text:p>
          </table:table-cell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3" table:formula="of:=[.B5]*[.C5]/[.D5]" office:value-type="float" office:value="9256.60895172537" calcext:value-type="float">
            <text:p>9,256.61</text:p>
          </table:table-cell>
          <table:table-cell office:value-type="float" office:value="12450" calcext:value-type="float">
            <text:p>1245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3" calcext:value-type="float">
            <text:p>12363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21" calcext:value-type="float">
            <text:p>45921</text:p>
          </table:table-cell>
          <table:table-cell table:style-name="ce30" table:formula="of:=[.F5]^2/[.K5]" office:value-type="float" office:value="3375.41647612204" calcext:value-type="float">
            <text:p>3,375.42</text:p>
          </table:table-cell>
          <table:table-cell table:style-name="ce10" table:formula="of:=[.B5]/[.F5]" office:value-type="float" office:value="2.22433734939759" calcext:value-type="float">
            <text:p>2.2</text:p>
          </table:table-cell>
          <table:table-cell table:style-name="ce10" table:formula="of:=[.C5]/[.F5]" office:value-type="float" office:value="5.42915662650602" calcext:value-type="float">
            <text:p>5.4</text:p>
          </table:table-cell>
          <table:table-cell table:style-name="ce10" table:formula="of:=[.M5]*[.N5]" office:value-type="float" office:value="12.0762758600668" calcext:value-type="float">
            <text:p>12.1</text:p>
          </table:table-cell>
          <table:table-cell table:formula="of:=1 - (1-1/[.E5])^[.O5]" office:value-type="float" office:value="0.00130383096306053" calcext:value-type="float">
            <text:p>0.001303831</text:p>
          </table:table-cell>
          <table:table-cell table:style-name="ce9" table:formula="of:=[.F5]^2*[.P5]" office:value-type="float" office:value="202097.058851789" calcext:value-type="float">
            <text:p>202097</text:p>
          </table:table-cell>
          <table:table-cell table:style-name="ce30" table:formula="of:=[.Q5]/[.K5]" office:value-type="float" office:value="4.40097251479256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04422509314" calcext:value-type="float">
            <text:p>0.000001258</text:p>
          </table:table-cell>
          <table:table-cell table:style-name="ce10" table:formula="of:=[.K5]/[.S5]" office:value-type="float" office:value="235.492307692308" calcext:value-type="float">
            <text:p>235.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052208835341" calcext:value-type="float">
            <text:p>0.9630522088</text:p>
          </table:table-cell>
          <table:table-cell table:number-columns-repeated="2" office:value-type="float" office:value="24962" calcext:value-type="float">
            <text:p>24962</text:p>
          </table:table-cell>
          <table:table-cell table:formula="of:=108+12450" office:value-type="float" office:value="12558" calcext:value-type="float">
            <text:p>12558</text:p>
          </table:table-cell>
          <table:table-cell table:formula="of:=[.Z5]/[.X5]" office:value-type="float" office:value="0.503084688726865" calcext:value-type="float">
            <text:p>0.5030846887</text:p>
          </table:table-cell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3" table:formula="of:=[.B6]*[.C6]/[.D6]" office:value-type="float" office:value="3094.96604566101" calcext:value-type="float">
            <text:p>3,094.97</text:p>
          </table:table-cell>
          <table:table-cell office:value-type="float" office:value="5462" calcext:value-type="float">
            <text:p>54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7" calcext:value-type="float">
            <text:p>4817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5463" calcext:value-type="float">
            <text:p>5463</text:p>
          </table:table-cell>
          <table:table-cell table:style-name="ce30" table:formula="of:=[.F6]^2/[.K6]" office:value-type="float" office:value="5461.00018304961" calcext:value-type="float">
            <text:p>5,461.00</text:p>
          </table:table-cell>
          <table:table-cell table:style-name="ce10" table:formula="of:=[.B6]/[.F6]" office:value-type="float" office:value="37.7224459904797" calcext:value-type="float">
            <text:p>37.7</text:p>
          </table:table-cell>
          <table:table-cell table:style-name="ce10" table:formula="of:=[.C6]/[.F6]" office:value-type="float" office:value="2.26016111314537" calcext:value-type="float">
            <text:p>2.3</text:p>
          </table:table-cell>
          <table:table-cell table:style-name="ce10" table:formula="of:=[.M6]*[.N6]" office:value-type="float" office:value="85.2588055204086" calcext:value-type="float">
            <text:p>85.3</text:p>
          </table:table-cell>
          <table:table-cell table:formula="of:=1 - (1-1/[.E6])^[.O6]" office:value-type="float" office:value="0.0271759300644475" calcext:value-type="float">
            <text:p>0.0271759301</text:p>
          </table:table-cell>
          <table:table-cell table:style-name="ce9" table:formula="of:=[.F6]^2*[.P6]" office:value-type="float" office:value="810751.587725611" calcext:value-type="float">
            <text:p>810752</text:p>
          </table:table-cell>
          <table:table-cell table:style-name="ce30" table:formula="of:=[.Q6]/[.K6]" office:value-type="float" office:value="148.407759056491" calcext:value-type="float">
            <text:p>148.4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11456927333" calcext:value-type="float">
            <text:p>7.4111456927333E-005</text:p>
          </table:table-cell>
          <table:table-cell table:style-name="ce10" table:formula="of:=[.K6]/[.S6]" office:value-type="float" office:value="2.4708276797829" calcext:value-type="float">
            <text:p>2.5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803002563164" calcext:value-type="float">
            <text:p>0.9978030026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table:formula="of:=74598+5462" office:value-type="float" office:value="80060" calcext:value-type="float">
            <text:p>80060</text:p>
          </table:table-cell>
          <table:table-cell table:formula="of:=[.Z6]/[.X6]" office:value-type="float" office:value="6.40890169708614" calcext:value-type="float">
            <text:p>6.4089016971</text:p>
          </table:table-cell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20" office:value-type="float" office:value="4562" calcext:value-type="float">
            <text:p>4562</text:p>
          </table:table-cell>
          <table:table-cell table:style-name="ce20" office:value-type="float" office:value="5761" calcext:value-type="float">
            <text:p>5761</text:p>
          </table:table-cell>
          <table:table-cell table:style-name="ce22" office:value-type="float" office:value="2462939" calcext:value-type="float">
            <text:p>2462939</text:p>
          </table:table-cell>
          <table:table-cell table:style-name="ce24" table:formula="of:=[.B7]*[.C7]/[.D7]" office:value-type="float" office:value="10.6708619255288" calcext:value-type="float">
            <text:p>10.67</text:p>
          </table:table-cell>
          <table:table-cell table:style-name="ce26" office:value-type="float" office:value="673" calcext:value-type="float">
            <text:p>67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F7]-[.G7]" office:value-type="float" office:value="668" calcext:value-type="float">
            <text:p>668</text:p>
          </table:table-cell>
          <table:table-cell table:style-name="ce28" table:formula="of:=[.G7]-[.H7]" office:value-type="float" office:value="5" calcext:value-type="float">
            <text:p>5</text:p>
          </table:table-cell>
          <table:table-cell office:value-type="float" office:value="7782" calcext:value-type="float">
            <text:p>7782</text:p>
          </table:table-cell>
          <table:table-cell table:style-name="ce30" table:formula="of:=[.F7]^2/[.K7]" office:value-type="float" office:value="58.2021331277307" calcext:value-type="float">
            <text:p>58.20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30" table:formula="of:=[.Q7]/[.K7]" office:value-type="float" office:value="58.0092762487975" calcext:value-type="float">
            <text:p>58.01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8.347826086956" calcext:value-type="float">
            <text:p>338.3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.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table:formula="of:=18+673" office:value-type="float" office:value="691" calcext:value-type="float">
            <text:p>691</text:p>
          </table:table-cell>
          <table:table-cell table:formula="of:=[.Z7]/[.X7]" office:value-type="float" office:value="0.377802077638054" calcext:value-type="float">
            <text:p>0.3778020776</text:p>
          </table:table-cell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3" table:formula="of:=[.B8]*[.C8]/[.D8]" office:value-type="float" office:value="3094.13891508338" calcext:value-type="float">
            <text:p>3,094.14</text:p>
          </table:table-cell>
          <table:table-cell office:value-type="float" office:value="8427" calcext:value-type="float">
            <text:p>8427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80" calcext:value-type="float">
            <text:p>5580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20" calcext:value-type="float">
            <text:p>40120</text:p>
          </table:table-cell>
          <table:table-cell table:style-name="ce30" table:formula="of:=[.F8]^2/[.K8]" office:value-type="float" office:value="1770.04808075773" calcext:value-type="float">
            <text:p>1,770.05</text:p>
          </table:table-cell>
          <table:table-cell table:style-name="ce10" table:formula="of:=[.B8]/[.F8]" office:value-type="float" office:value="39.6774652901388" calcext:value-type="float">
            <text:p>39.7</text:p>
          </table:table-cell>
          <table:table-cell table:style-name="ce10" table:formula="of:=[.C8]/[.F8]" office:value-type="float" office:value="1.46493414026344" calcext:value-type="float">
            <text:p>1.5</text:p>
          </table:table-cell>
          <table:table-cell table:style-name="ce10" table:formula="of:=[.M8]*[.N8]" office:value-type="float" office:value="58.124873502642" calcext:value-type="float">
            <text:p>58.1</text:p>
          </table:table-cell>
          <table:table-cell table:formula="of:=1 - (1-1/[.E8])^[.O8]" office:value-type="float" office:value="0.018613108827384" calcext:value-type="float">
            <text:p>0.0186131088</text:p>
          </table:table-cell>
          <table:table-cell table:style-name="ce9" table:formula="of:=[.F8]^2*[.P8]" office:value-type="float" office:value="1321797.43398065" calcext:value-type="float">
            <text:p>1321797</text:p>
          </table:table-cell>
          <table:table-cell table:style-name="ce30" table:formula="of:=[.Q8]/[.K8]" office:value-type="float" office:value="32.9460975568457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19306154396" calcext:value-type="float">
            <text:p>0.0001416193</text:p>
          </table:table-cell>
          <table:table-cell table:style-name="ce10" table:formula="of:=[.K8]/[.S8]" office:value-type="float" office:value="3.98926121109675" calcext:value-type="float">
            <text:p>4.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169336655987" calcext:value-type="float">
            <text:p>0.9991693367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table:formula="of:=515307+8247" office:value-type="float" office:value="523554" calcext:value-type="float">
            <text:p>523554</text:p>
          </table:table-cell>
          <table:table-cell table:formula="of:=[.Z8]/[.X8]" office:value-type="float" office:value="20.9036971971572" calcext:value-type="float">
            <text:p>20.9036971972</text:p>
          </table:table-cell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3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901" calcext:value-type="float">
            <text:p>165901</text:p>
          </table:table-cell>
          <table:table-cell table:style-name="ce30" table:formula="of:=[.F9]^2/[.K9]" office:value-type="float" office:value="10495.0695233905" calcext:value-type="float">
            <text:p>10,495.07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30" table:formula="of:=[.Q9]/[.K9]" office:value-type="float" office:value="6.1481059432935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93829247675" calcext:value-type="float">
            <text:p>35.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.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table:formula="of:=2368+41727" office:value-type="float" office:value="44095" calcext:value-type="float">
            <text:p>44095</text:p>
          </table:table-cell>
          <table:table-cell table:formula="of:=[.Z9]/[.X9]" office:value-type="float" office:value="0.528362250766871" calcext:value-type="float">
            <text:p>0.5283622508</text:p>
          </table:table-cell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3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8" calcext:value-type="float">
            <text:p>163548</text:p>
          </table:table-cell>
          <table:table-cell table:style-name="ce30" table:formula="of:=[.F10]^2/[.K10]" office:value-type="float" office:value="10388.9280211314" calcext:value-type="float">
            <text:p>10,388.93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30" table:formula="of:=[.Q10]/[.K10]" office:value-type="float" office:value="6.2365148347026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6111111111" calcext:value-type="float">
            <text:p>31.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.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table:formula="of:=2856+41220" office:value-type="float" office:value="44076" calcext:value-type="float">
            <text:p>44076</text:p>
          </table:table-cell>
          <table:table-cell table:formula="of:=[.Z10]/[.X10]" office:value-type="float" office:value="0.5333301066031" calcext:value-type="float">
            <text:p>0.5333301066</text:p>
          </table:table-cell>
        </table:table-row>
        <table:table-row table:style-name="ro8">
          <table:table-cell table:style-name="ce16" office:value-type="string" calcext:value-type="string">
            <text:p>Homology/mk13.b5.135135x270270.sms.gz</text:p>
          </table:table-cell>
          <table:table-cell table:style-name="ce20" office:value-type="float" office:value="135135" calcext:value-type="float">
            <text:p>135135</text:p>
          </table:table-cell>
          <table:table-cell table:style-name="ce20" office:value-type="float" office:value="270270" calcext:value-type="float">
            <text:p>270270</text:p>
          </table:table-cell>
          <table:table-cell table:style-name="ce22" office:value-type="float" office:value="810810" calcext:value-type="float">
            <text:p>810810</text:p>
          </table:table-cell>
          <table:table-cell table:style-name="ce24" table:formula="of:=[.B11]*[.C11]/[.D11]" office:value-type="float" office:value="45045" calcext:value-type="float">
            <text:p>45,045.00</text:p>
          </table:table-cell>
          <table:table-cell table:style-name="ce27" office:value-type="float" office:value="104462" calcext:value-type="float">
            <text:p>10446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F11]-[.G11]" office:value-type="float" office:value="104462" calcext:value-type="float">
            <text:p>104462</text:p>
          </table:table-cell>
          <table:table-cell table:style-name="ce29" table:formula="of:=[.G11]-[.H11]" office:value-type="float" office:value="0" calcext:value-type="float">
            <text:p>0</text:p>
          </table:table-cell>
          <table:table-cell office:value-type="float" office:value="392179" calcext:value-type="float">
            <text:p>392179</text:p>
          </table:table-cell>
          <table:table-cell table:style-name="ce30" table:formula="of:=[.F11]^2/[.K11]" office:value-type="float" office:value="27824.8183712029" calcext:value-type="float">
            <text:p>27,824.82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30" table:formula="of:=[.Q11]/[.K11]" office:value-type="float" office:value="2.0673949336233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9.5" calcext:value-type="float">
            <text:p>196,089.5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.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1+104462" office:value-type="float" office:value="104463" calcext:value-type="float">
            <text:p>104463</text:p>
          </table:table-cell>
          <table:table-cell table:formula="of:=[.Z11]/[.X11]" office:value-type="float" office:value="0.511201479828528" calcext:value-type="float">
            <text:p>0.5112014798</text:p>
          </table:table-cell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3" table:formula="of:=[.B12]*[.C12]/[.D12]" office:value-type="float" office:value="116550.45079375" calcext:value-type="float">
            <text:p>116,550.45</text:p>
          </table:table-cell>
          <table:table-cell office:value-type="float" office:value="312642" calcext:value-type="float">
            <text:p>312642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2" calcext:value-type="float">
            <text:p>309212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20" calcext:value-type="float">
            <text:p>951920</text:p>
          </table:table-cell>
          <table:table-cell table:style-name="ce30" table:formula="of:=[.F12]^2/[.K12]" office:value-type="float" office:value="102681.969245315" calcext:value-type="float">
            <text:p>102,681.97</text:p>
          </table:table-cell>
          <table:table-cell table:style-name="ce10" table:formula="of:=[.B12]/[.F12]" office:value-type="float" office:value="1.11837501039528" calcext:value-type="float">
            <text:p>1.1</text:p>
          </table:table-cell>
          <table:table-cell table:style-name="ce10" table:formula="of:=[.C12]/[.F12]" office:value-type="float" office:value="1.05792248002508" calcext:value-type="float">
            <text:p>1.1</text:p>
          </table:table-cell>
          <table:table-cell table:style-name="ce10" table:formula="of:=[.M12]*[.N12]" office:value-type="float" office:value="1.18315406459544" calcext:value-type="float">
            <text:p>1.2</text:p>
          </table:table-cell>
          <table:table-cell table:formula="of:=1 - (1-1/[.E12])^[.O12]" office:value-type="float" office:value="0.0000101514247855539" calcext:value-type="float">
            <text:p>1.01514247855539E-005</text:p>
          </table:table-cell>
          <table:table-cell table:style-name="ce9" table:formula="of:=[.F12]^2*[.P12]" office:value-type="float" office:value="992251.220357292" calcext:value-type="float">
            <text:p>992251</text:p>
          </table:table-cell>
          <table:table-cell table:style-name="ce30" table:formula="of:=[.Q12]/[.K12]" office:value-type="float" office:value="1.04236828762637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8927170459" calcext:value-type="float">
            <text:p>1.3078927170459E-007</text:p>
          </table:table-cell>
          <table:table-cell table:style-name="ce10" table:formula="of:=[.K12]/[.S12]" office:value-type="float" office:value="74.4618272841051" calcext:value-type="float">
            <text:p>74.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76127967452" calcext:value-type="float">
            <text:p>0.867676128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table:formula="of:=461918+312642" office:value-type="float" office:value="774560" calcext:value-type="float">
            <text:p>774560</text:p>
          </table:table-cell>
          <table:table-cell table:formula="of:=[.Z12]/[.X12]" office:value-type="float" office:value="2.3223794674982" calcext:value-type="float">
            <text:p>2.3223794675</text:p>
          </table:table-cell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92" calcext:value-type="float">
            <text:p>1055592</text:p>
          </table:table-cell>
          <table:table-cell table:style-name="ce30" table:formula="of:=[.F13]^2/[.K13]" office:value-type="float" office:value="31987.9911329377" calcext:value-type="float">
            <text:p>31,987.99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30" table:formula="of:=[.Q13]/[.K13]" office:value-type="float" office:value="3.94290369122677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6827768811" calcext:value-type="float">
            <text:p>6.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.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table:formula="of:=88205981+183756" office:value-type="float" office:value="88389737" calcext:value-type="float">
            <text:p>88389737</text:p>
          </table:table-cell>
          <table:table-cell table:formula="of:=[.Z13]/[.X13]" office:value-type="float" office:value="180.596931947506" calcext:value-type="float">
            <text:p>180.5969319475</text:p>
          </table:table-cell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6" calcext:value-type="float">
            <text:p>1038826</text:p>
          </table:table-cell>
          <table:table-cell table:style-name="ce30" table:formula="of:=[.F14]^2/[.K14]" office:value-type="float" office:value="31336.1619520497" calcext:value-type="float">
            <text:p>31,336.16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30" table:formula="of:=[.Q14]/[.K14]" office:value-type="float" office:value="4.00653047859528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42741740644" calcext:value-type="float">
            <text:p>6.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.999988915</text:p>
          </table:table-cell>
          <table:table-cell office:value-type="float" office:value="260267" calcext:value-type="float">
            <text:p>260267</text:p>
          </table:table-cell>
          <table:table-cell office:value-type="float" office:value="166137012" calcext:value-type="float">
            <text:p>166137012</text:p>
          </table:table-cell>
          <table:table-cell table:formula="of:=119278823+180424" office:value-type="float" office:value="119459247" calcext:value-type="float">
            <text:p>119459247</text:p>
          </table:table-cell>
          <table:table-cell table:formula="of:=[.Z14]/[.X14]" office:value-type="float" office:value="458.987297659711" calcext:value-type="float">
            <text:p>458.9872976597</text:p>
          </table:table-cell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3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8" calcext:value-type="float">
            <text:p>752228</text:p>
          </table:table-cell>
          <table:table-cell table:style-name="ce30" table:formula="of:=[.F15]^2/[.K15]" office:value-type="float" office:value="32005.6639330097" calcext:value-type="float">
            <text:p>32,005.66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30" table:formula="of:=[.Q15]/[.K15]" office:value-type="float" office:value="11.2953656759552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252227529" calcext:value-type="float">
            <text:p>6.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.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90856095+155163" office:value-type="float" office:value="91011258" calcext:value-type="float">
            <text:p>91011258</text:p>
          </table:table-cell>
          <table:table-cell table:formula="of:=[.Z15]/[.X15]" office:value-type="float" office:value="215.31392435609" calcext:value-type="float">
            <text:p>215.3139243561</text:p>
          </table:table-cell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3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60" calcext:value-type="float">
            <text:p>1146860</text:p>
          </table:table-cell>
          <table:table-cell table:style-name="ce30" table:formula="of:=[.F16]^2/[.K16]" office:value-type="float" office:value="32165.8550206651" calcext:value-type="float">
            <text:p>32,165.86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30" table:formula="of:=[.Q16]/[.K16]" office:value-type="float" office:value="7.40910941457089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8460199399" calcext:value-type="float">
            <text:p>5.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.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6720591" calcext:value-type="float">
            <text:p>536720591</text:p>
          </table:table-cell>
          <table:table-cell table:formula="of:=539720591+192067" office:value-type="float" office:value="539912658" calcext:value-type="float">
            <text:p>539912658</text:p>
          </table:table-cell>
          <table:table-cell table:formula="of:=[.Z16]/[.X16]" office:value-type="float" office:value="911.418815740386" calcext:value-type="float">
            <text:p>911.4188157404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3" table:formula="of:=[.B17]*[.C17]/[.D17]" office:value-type="float" office:value="68718.7637752077" calcext:value-type="float">
            <text:p>68,718.76</text:p>
          </table:table-cell>
          <table:table-cell office:value-type="float" office:value="190134" calcext:value-type="float">
            <text:p>190134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5" calcext:value-type="float">
            <text:p>116605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30" table:formula="of:=[.F17]^2/[.K17]" office:value-type="float" office:value="38510.1055309303" calcext:value-type="float">
            <text:p>38,510.11</text:p>
          </table:table-cell>
          <table:table-cell table:style-name="ce10" table:formula="of:=[.B17]/[.F17]" office:value-type="float" office:value="51.2598062419136" calcext:value-type="float">
            <text:p>51.3</text:p>
          </table:table-cell>
          <table:table-cell table:style-name="ce10" table:formula="of:=[.C17]/[.F17]" office:value-type="float" office:value="1.44459696845383" calcext:value-type="float">
            <text:p>1.4</text:p>
          </table:table-cell>
          <table:table-cell table:style-name="ce10" table:formula="of:=[.M17]*[.N17]" office:value-type="float" office:value="74.049760700599" calcext:value-type="float">
            <text:p>74.0</text:p>
          </table:table-cell>
          <table:table-cell table:formula="of:=1 - (1-1/[.E17])^[.O17]" office:value-type="float" office:value="0.00107700447468562" calcext:value-type="float">
            <text:p>0.0010770045</text:p>
          </table:table-cell>
          <table:table-cell table:style-name="ce9" table:formula="of:=[.F17]^2*[.P17]" office:value-type="float" office:value="38934721.9426941" calcext:value-type="float">
            <text:p>38934722</text:p>
          </table:table-cell>
          <table:table-cell table:style-name="ce30" table:formula="of:=[.Q17]/[.K17]" office:value-type="float" office:value="41.4755559774273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36026489913" calcext:value-type="float">
            <text:p>7.86436026489913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63183859804" calcext:value-type="float">
            <text:p>0.9999631839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367145580+190134" office:value-type="float" office:value="367335714" calcext:value-type="float">
            <text:p>367335714</text:p>
          </table:table-cell>
          <table:table-cell table:formula="of:=[.Z17]/[.X17]" office:value-type="float" office:value="605.696778725341" calcext:value-type="float">
            <text:p>605.6967787253</text:p>
          </table:table-cell>
        </table:table-row>
        <table:table-row table:style-name="ro1" table:number-rows-repeated="104855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000-00-00T10:10:08.03740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7-15T11:31:08.831627655</dc:date>
    <meta:editing-duration>PT10H2M39S</meta:editing-duration>
    <meta:editing-cycles>41</meta:editing-cycles>
    <meta:generator>LibreOffice/4.1.6.2$Linux_X86_64 LibreOffice_project/410m0$Build-2</meta:generator>
    <dc:creator>Claire Delaplace</dc:creator>
    <meta:document-statistic meta:table-count="2" meta:cell-count="612" meta:object-count="0"/>
  </office:meta>
</office:document-meta>
</file>